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663" officeooo:paragraph-rsid="001076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bir fichero html en navegador control o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18:04.663282622</meta:creation-date>
    <dc:date>2023-09-15T16:18:29.714862190</dc:date>
    <meta:editing-duration>PT25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" meta:word-count="8" meta:character-count="45" meta:non-whitespace-character-count="38"/>
  </office:meta>
</office:document-meta>
</file>